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3.932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263cm"/>
    </style:style>
    <style:style style:name="co6" style:family="table-column">
      <style:table-column-properties fo:break-before="auto" style:column-width="2.515cm"/>
    </style:style>
    <style:style style:name="co7" style:family="table-column">
      <style:table-column-properties fo:break-before="auto" style:column-width="1.843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표준_20_7">
      <style:table-cell-properties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2pt" fo:font-style="normal" fo:text-shadow="none" style:text-underline-style="none" fo:font-weight="bold" style:font-name-asian="맑은 고딕1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eeee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font-style="italic" style:font-style-asian="italic" style:font-style-complex="italic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font-style="normal" style:font-style-asian="normal" style:font-style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font-name="맑은 고딕" style:font-name-asian="맑은 고딕" style:font-name-complex="Lucida Sans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맑은 고딕" style:font-name-asian="맑은 고딕" style:font-name-complex="Lucida Sans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4" style:family="table-cell" style:parent-style-name="Excel_20_Built-in_20_Normal" style:data-style-name="N8151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" office:value-type="string" table:number-columns-spanned="8" table:number-rows-spanned="1">
            <text:p>테이블정의서</text:p>
            <draw:custom-shape table:end-cell-address="Sheet1.A2" table:end-x="0.208cm" table:end-y="0.07cm" draw:z-index="0" draw:name="Text Box 3" draw:style-name="gr1" draw:text-style-name="P1" svg:width="0.148cm" svg:height="0.676cm" svg:x="0.06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" table:end-x="0.208cm" table:end-y="0.07cm" draw:z-index="1" draw:name="Text Box 4" draw:style-name="gr1" draw:text-style-name="P1" svg:width="0.148cm" svg:height="0.676cm" svg:x="0.06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" table:end-x="0.208cm" table:end-y="0.07cm" draw:z-index="2" draw:name="Text Box 5" draw:style-name="gr1" draw:text-style-name="P1" svg:width="0.148cm" svg:height="0.676cm" svg:x="0.06cm" svg:y="0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 office:value-type="string">
            <text:p>회원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5" table:number-columns-spanned="4" table:number-rows-spanned="2"/>
          <table:covered-table-cell table:number-columns-repeated="2" table:style-name="ce19"/>
          <table:covered-table-cell table:style-name="ce23"/>
          <table:table-cell table:style-name="Default"/>
          <table:table-cell table:number-columns-repeated="1015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MEMBER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6"/>
          <table:covered-table-cell table:number-columns-repeated="2" table:style-name="ce20"/>
          <table:covered-table-cell table:style-name="ce24"/>
          <table:table-cell table:style-name="Default"/>
          <table:table-cell table:number-columns-repeated="1015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회원 테이블</text:p>
          </table:table-cell>
          <table:covered-table-cell table:number-columns-repeated="5" table:style-name="ce13"/>
          <table:covered-table-cell table:style-name="ce25"/>
          <table:table-cell table:style-name="Default"/>
          <table:table-cell table:number-columns-repeated="1015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MEMBERSHIP_NO</text:p>
          </table:table-cell>
          <table:table-cell table:style-name="ce9" office:value-type="string">
            <text:p>회원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MEMBER_ID</text:p>
          </table:table-cell>
          <table:table-cell table:style-name="ce9" office:value-type="string">
            <text:p>로그인아이디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9" office:value-type="string">
            <text:p>MEMBER_PASSWORD</text:p>
          </table:table-cell>
          <table:table-cell table:style-name="ce9" office:value-type="string">
            <text:p>비밀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style-name="Default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MEMBER_NAME</text:p>
          </table:table-cell>
          <table:table-cell table:style-name="ce9" office:value-type="string">
            <text:p>이름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0" office:value-type="string">
            <text:p>MEMBER_MILEAGE</text:p>
          </table:table-cell>
          <table:table-cell table:style-name="ce9" office:value-type="string">
            <text:p>마일리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10" office:value-type="string">
            <text:p>MEMBER_AUTHORITY</text:p>
          </table:table-cell>
          <table:table-cell table:style-name="ce9" office:value-type="string">
            <text:p>권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11" office:value-type="string">
            <text:p>MEMBER_ADDRESS</text:p>
          </table:table-cell>
          <table:table-cell table:style-name="ce9" office:value-type="string">
            <text:p>주소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style-name="Default"/>
          <table:table-cell table:number-columns-repeated="1015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11" office:value-type="string">
            <text:p>MEMBER_BIRTHDAY</text:p>
          </table:table-cell>
          <table:table-cell table:style-name="ce9" office:value-type="string">
            <text:p>생년월일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style-name="Default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11" office:value-type="string">
            <text:p>MEMBER_STATE</text:p>
          </table:table-cell>
          <table:table-cell table:style-name="ce9" office:value-type="string">
            <text:p>탈퇴여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style-name="Default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11" office:value-type="string">
            <text:p>MEMBER_PHONE</text:p>
          </table:table-cell>
          <table:table-cell table:style-name="ce9" office:value-type="string">
            <text:p>연락처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style-name="Default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11" office:value-type="string">
            <text:p>MEMBER_EMAIL</text:p>
          </table:table-cell>
          <table:table-cell table:style-name="ce9" office:value-type="string">
            <text:p>이메일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12">
            <text:p>12</text:p>
            <draw:custom-shape table:end-cell-address="Sheet1.A18" table:end-x="0.208cm" table:end-y="0.171cm" draw:z-index="3" draw:name="Text Box 3" draw:style-name="gr1" draw:text-style-name="P1" svg:width="0.148cm" svg:height="0.723cm" svg:x="0.06cm" svg:y="0.02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8" table:end-x="0.208cm" table:end-y="0.171cm" draw:z-index="4" draw:name="Text Box 4" draw:style-name="gr1" draw:text-style-name="P1" svg:width="0.148cm" svg:height="0.723cm" svg:x="0.06cm" svg:y="0.02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8" table:end-x="0.208cm" table:end-y="0.171cm" draw:z-index="5" draw:name="Text Box 5" draw:style-name="gr1" draw:text-style-name="P1" svg:width="0.148cm" svg:height="0.723cm" svg:x="0.06cm" svg:y="0.02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7" office:value-type="string">
            <text:p>MEMBER_JOB</text:p>
          </table:table-cell>
          <table:table-cell table:style-name="ce9" office:value-type="string">
            <text:p>직업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 office:value-type="string">
            <text:p>관리자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ADMIN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관리자 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ADMIN_NO</text:p>
          </table:table-cell>
          <table:table-cell table:style-name="ce9" office:value-type="string">
            <text:p>관리자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ADMIN_ID</text:p>
          </table:table-cell>
          <table:table-cell table:style-name="ce9" office:value-type="string">
            <text:p>아이디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9" office:value-type="string">
            <text:p>ADMIN_PASSWORD</text:p>
          </table:table-cell>
          <table:table-cell table:style-name="ce9" office:value-type="string">
            <text:p>비밀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AUTHORITY</text:p>
          </table:table-cell>
          <table:table-cell table:style-name="ce9" office:value-type="string">
            <text:p>권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9" office:value-type="string">
            <text:p>ADMIN_STATE</text:p>
          </table:table-cell>
          <table:table-cell table:style-name="ce9" office:value-type="string">
            <text:p>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 table:number-rows-repeated="2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Default">
            <draw:custom-shape table:end-cell-address="Sheet1.A33" table:end-x="0.208cm" table:end-y="0.022cm" draw:z-index="6" draw:name="Text Box 3" draw:style-name="gr1" draw:text-style-name="P1" svg:width="0.148cm" svg:height="0.722cm" svg:x="0.06cm" svg:y="0.28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33" table:end-x="0.208cm" table:end-y="0.022cm" draw:z-index="7" draw:name="Text Box 4" draw:style-name="gr1" draw:text-style-name="P1" svg:width="0.148cm" svg:height="0.722cm" svg:x="0.06cm" svg:y="0.28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33" table:end-x="0.208cm" table:end-y="0.022cm" draw:z-index="8" draw:name="Text Box 5" draw:style-name="gr1" draw:text-style-name="P1" svg:width="0.148cm" svg:height="0.722cm" svg:x="0.06cm" svg:y="0.28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7"/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 office:value-type="string">
            <text:p>가이드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GUIDE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가이드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GUIDE_NO</text:p>
          </table:table-cell>
          <table:table-cell table:style-name="ce9" office:value-type="string">
            <text:p>사업자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GUIDE_ID</text:p>
          </table:table-cell>
          <table:table-cell table:style-name="ce9" office:value-type="string">
            <text:p>아이디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9" office:value-type="string">
            <text:p>GUIDE_PASSWORD</text:p>
          </table:table-cell>
          <table:table-cell table:style-name="ce9" office:value-type="string">
            <text:p>비밀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GUIDE_RATING</text:p>
          </table:table-cell>
          <table:table-cell table:style-name="ce9" office:value-type="string">
            <text:p>평점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9" office:value-type="string">
            <text:p>GUIDE_REPORT</text:p>
          </table:table-cell>
          <table:table-cell table:style-name="ce9" office:value-type="string">
            <text:p>신고수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GUIDE_STATE</text:p>
          </table:table-cell>
          <table:table-cell table:style-name="ce9" office:value-type="string">
            <text:p>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Default">
            <draw:custom-shape table:end-cell-address="Sheet1.A46" table:end-x="0.208cm" table:end-y="0.298cm" draw:z-index="9" draw:name="Text Box 3" draw:style-name="gr1" draw:text-style-name="P1" svg:width="0.148cm" svg:height="0.724cm" svg:x="0.06cm" svg:y="0.06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46" table:end-x="0.208cm" table:end-y="0.298cm" draw:z-index="10" draw:name="Text Box 4" draw:style-name="gr1" draw:text-style-name="P1" svg:width="0.148cm" svg:height="0.724cm" svg:x="0.06cm" svg:y="0.06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46" table:end-x="0.208cm" table:end-y="0.298cm" draw:z-index="11" draw:name="Text Box 5" draw:style-name="gr1" draw:text-style-name="P1" svg:width="0.148cm" svg:height="0.724cm" svg:x="0.06cm" svg:y="0.06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7"/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 office:value-type="string">
            <text:p>상품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PROD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상품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PROD_NO</text:p>
          </table:table-cell>
          <table:table-cell table:style-name="ce9" office:value-type="string">
            <text:p>상품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ONTH_DESTINATION</text:p>
          </table:table-cell>
          <table:table-cell table:style-name="ce9" office:value-type="string">
            <text:p>이 달의 여행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9" office:value-type="string">
            <text:p>PROD_NAME</text:p>
          </table:table-cell>
          <table:table-cell table:style-name="ce9" office:value-type="string">
            <text:p>상품명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NUMB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PROD_CODE</text:p>
          </table:table-cell>
          <table:table-cell table:style-name="ce9" office:value-type="string">
            <text:p>분류코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9" office:value-type="string">
            <text:p>PROD_PRICE</text:p>
          </table:table-cell>
          <table:table-cell table:style-name="ce9" office:value-type="string">
            <text:p>상품판매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PRDO_SALE</text:p>
          </table:table-cell>
          <table:table-cell table:style-name="ce9" office:value-type="string">
            <text:p>상품할인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9" office:value-type="string">
            <text:p>PROD_STATE</text:p>
          </table:table-cell>
          <table:table-cell table:style-name="ce9" office:value-type="string">
            <text:p>상품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9" office:value-type="string">
            <text:p>ADMIN_NO</text:p>
          </table:table-cell>
          <table:table-cell table:style-name="ce9" office:value-type="string">
            <text:p>관리자관계아이디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9" office:value-type="string">
            <text:p>PROD_VIEWS</text:p>
          </table:table-cell>
          <table:table-cell table:style-name="ce9" office:value-type="string">
            <text:p>조회수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9" office:value-type="string">
            <text:p>PROD_WISH</text:p>
          </table:table-cell>
          <table:table-cell table:style-name="ce9" office:value-type="string">
            <text:p>찜개수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4">
            <draw:custom-shape table:end-cell-address="Sheet1.A63" table:end-x="0.208cm" table:end-y="0.25cm" draw:z-index="12" draw:name="Text Box 3" draw:style-name="gr1" draw:text-style-name="P1" svg:width="0.148cm" svg:height="0.723cm" svg:x="0.06cm" svg:y="0.02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63" table:end-x="0.208cm" table:end-y="0.25cm" draw:z-index="13" draw:name="Text Box 4" draw:style-name="gr1" draw:text-style-name="P1" svg:width="0.148cm" svg:height="0.723cm" svg:x="0.06cm" svg:y="0.02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63" table:end-x="0.208cm" table:end-y="0.25cm" draw:z-index="14" draw:name="Text Box 5" draw:style-name="gr1" draw:text-style-name="P1" svg:width="0.148cm" svg:height="0.723cm" svg:x="0.06cm" svg:y="0.02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7" office:value-type="string">
            <text:p>주문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ORDER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주문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ORDER_NO</text:p>
          </table:table-cell>
          <table:table-cell table:style-name="ce9" office:value-type="string">
            <text:p>주문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ORDER_PRICE</text:p>
          </table:table-cell>
          <table:table-cell table:style-name="ce9" office:value-type="string">
            <text:p>결제가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9" office:value-type="string">
            <text:p>ORDER_DATE</text:p>
          </table:table-cell>
          <table:table-cell table:style-name="ce9" office:value-type="string">
            <text:p>결제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9" office:value-type="string">
            <text:p>PROD_NUMBER</text:p>
          </table:table-cell>
          <table:table-cell table:style-name="ce9" office:value-type="string">
            <text:p>상품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9" office:value-type="string">
            <text:p>ORDERER_ID</text:p>
          </table:table-cell>
          <table:table-cell table:style-name="ce9" office:value-type="string">
            <text:p>주문자아이디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9" office:value-type="string">
            <text:p>MONTH_DESTINATION</text:p>
          </table:table-cell>
          <table:table-cell table:style-name="ce9" office:value-type="string">
            <text:p>이 달의 여행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9" office:value-type="string">
            <text:p>PROD_NAME</text:p>
          </table:table-cell>
          <table:table-cell table:style-name="ce9" office:value-type="string">
            <text:p>상품명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9" office:value-type="string">
            <text:p>PROD_CODE</text:p>
          </table:table-cell>
          <table:table-cell table:style-name="ce9" office:value-type="string">
            <text:p>분류코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9" office:value-type="string">
            <text:p>PROD_PRICE</text:p>
          </table:table-cell>
          <table:table-cell table:style-name="ce9" office:value-type="string">
            <text:p>상품가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9" office:value-type="string">
            <text:p>ORDER_STATE</text:p>
          </table:table-cell>
          <table:table-cell table:style-name="ce9" office:value-type="string">
            <text:p>주문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9" office:value-type="string">
            <text:p>MEMBERSHIP_NO</text:p>
          </table:table-cell>
          <table:table-cell table:style-name="ce9" office:value-type="string">
            <text:p>회원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4">
          <table:table-cell table:style-name="ce1" office:value-type="string" table:number-columns-spanned="8" table:number-rows-spanned="1">
            <text:p>테이블정의서</text:p>
            <draw:custom-shape table:end-cell-address="Sheet1.A81" table:end-x="0.208cm" table:end-y="0.702cm" draw:z-index="57" draw:name="Text Box 3" draw:style-name="gr1" draw:text-style-name="P1" svg:width="0.148cm" svg:height="0.722cm" svg:x="0.06cm" svg:y="0.5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1" table:end-x="0.208cm" table:end-y="0.702cm" draw:z-index="58" draw:name="Text Box 4" draw:style-name="gr1" draw:text-style-name="P1" svg:width="0.148cm" svg:height="0.722cm" svg:x="0.06cm" svg:y="0.5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1" table:end-x="0.208cm" table:end-y="0.702cm" draw:z-index="59" draw:name="Text Box 5" draw:style-name="gr1" draw:text-style-name="P1" svg:width="0.148cm" svg:height="0.722cm" svg:x="0.06cm" svg:y="0.56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  <draw:custom-shape table:end-cell-address="Sheet1.A82" table:end-x="0.208cm" table:end-y="0.415cm" draw:z-index="15" draw:name="Text Box 3" draw:style-name="gr1" draw:text-style-name="P1" svg:width="0.148cm" svg:height="0.814cm" svg:x="0.06cm" svg:y="0.70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2" table:end-x="0.208cm" table:end-y="0.415cm" draw:z-index="16" draw:name="Text Box 4" draw:style-name="gr1" draw:text-style-name="P1" svg:width="0.148cm" svg:height="0.814cm" svg:x="0.06cm" svg:y="0.70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2" table:end-x="0.208cm" table:end-y="0.415cm" draw:z-index="17" draw:name="Text Box 5" draw:style-name="gr1" draw:text-style-name="P1" svg:width="0.148cm" svg:height="0.814cm" svg:x="0.06cm" svg:y="0.70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7" office:value-type="string">
            <text:p>가이드 이벤트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GUIDE_EVENT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가이드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G_EVENT_NO</text:p>
          </table:table-cell>
          <table:table-cell table:style-name="ce9" office:value-type="string">
            <text:p>글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G_EVENT_TITLE</text:p>
          </table:table-cell>
          <table:table-cell table:style-name="ce9" office:value-type="string">
            <text:p>제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9" office:value-type="string">
            <text:p>G_EVENT_CONTENT</text:p>
          </table:table-cell>
          <table:table-cell table:style-name="ce9" office:value-type="string">
            <text:p>내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G_EVENT_WRITER</text:p>
          </table:table-cell>
          <table:table-cell table:style-name="ce9" office:value-type="string">
            <text:p>작성자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9" office:value-type="string">
            <text:p>G_EVENT_DATE</text:p>
          </table:table-cell>
          <table:table-cell table:style-name="ce9" office:value-type="string">
            <text:p>작성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G_EVENT_SDATE</text:p>
          </table:table-cell>
          <table:table-cell table:style-name="ce9" office:value-type="string">
            <text:p>시작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9" office:value-type="string">
            <text:p>G_EVENT_EDATE</text:p>
          </table:table-cell>
          <table:table-cell table:style-name="ce9" office:value-type="string">
            <text:p>종료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9" office:value-type="string">
            <text:p>G_EVENT_VIEWS</text:p>
          </table:table-cell>
          <table:table-cell table:style-name="ce9" office:value-type="string">
            <text:p>조회수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9" office:value-type="string">
            <text:p>G_EVENT_STATE</text:p>
          </table:table-cell>
          <table:table-cell table:style-name="ce9" office:value-type="string">
            <text:p>이벤트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  <draw:custom-shape table:end-cell-address="Sheet1.A96" table:end-x="0.208cm" table:end-y="0.592cm" draw:z-index="18" draw:name="Text Box 3" draw:style-name="gr1" draw:text-style-name="P1" svg:width="0.148cm" svg:height="0.722cm" svg:x="0.06cm" svg:y="0.472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96" table:end-x="0.208cm" table:end-y="0.592cm" draw:z-index="19" draw:name="Text Box 4" draw:style-name="gr1" draw:text-style-name="P1" svg:width="0.148cm" svg:height="0.722cm" svg:x="0.06cm" svg:y="0.472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96" table:end-x="0.208cm" table:end-y="0.592cm" draw:z-index="20" draw:name="Text Box 5" draw:style-name="gr1" draw:text-style-name="P1" svg:width="0.148cm" svg:height="0.722cm" svg:x="0.06cm" svg:y="0.472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  <draw:custom-shape table:end-cell-address="Sheet1.A97" table:end-x="0.208cm" table:end-y="0.303cm" draw:z-index="60" draw:name="Text Box 3" draw:style-name="gr1" draw:text-style-name="P1" svg:width="0.148cm" svg:height="0.814cm" svg:x="0.06cm" svg:y="0.5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97" table:end-x="0.208cm" table:end-y="0.303cm" draw:z-index="61" draw:name="Text Box 4" draw:style-name="gr1" draw:text-style-name="P1" svg:width="0.148cm" svg:height="0.814cm" svg:x="0.06cm" svg:y="0.5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97" table:end-x="0.208cm" table:end-y="0.303cm" draw:z-index="62" draw:name="Text Box 5" draw:style-name="gr1" draw:text-style-name="P1" svg:width="0.148cm" svg:height="0.814cm" svg:x="0.06cm" svg:y="0.5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7" office:value-type="string">
            <text:p>관리자 이벤트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1">
          <table:table-cell table:style-name="ce2" office:value-type="string">
            <text:p>테이블명</text:p>
          </table:table-cell>
          <table:table-cell table:style-name="ce7" office:value-type="string">
            <text:p>ADMIN_EVENT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가이드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A_EVENT_NO</text:p>
          </table:table-cell>
          <table:table-cell table:style-name="ce9" office:value-type="string">
            <text:p>글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A_EVENT_TITLE</text:p>
          </table:table-cell>
          <table:table-cell table:style-name="ce9" office:value-type="string">
            <text:p>제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9" office:value-type="string">
            <text:p>A_EVENT_CONTENT</text:p>
          </table:table-cell>
          <table:table-cell table:style-name="ce9" office:value-type="string">
            <text:p>내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A_EVENT_WRITER</text:p>
          </table:table-cell>
          <table:table-cell table:style-name="ce9" office:value-type="string">
            <text:p>작성자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9" office:value-type="string">
            <text:p>A_EVENT_DATE</text:p>
          </table:table-cell>
          <table:table-cell table:style-name="ce9" office:value-type="string">
            <text:p>작성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A_EVENT_SDATE</text:p>
          </table:table-cell>
          <table:table-cell table:style-name="ce9" office:value-type="string">
            <text:p>시작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9" office:value-type="string">
            <text:p>A_EVENT_EDATE</text:p>
          </table:table-cell>
          <table:table-cell table:style-name="ce9" office:value-type="string">
            <text:p>종료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9" office:value-type="string">
            <text:p>A_EVENT_VIEWS</text:p>
          </table:table-cell>
          <table:table-cell table:style-name="ce9" office:value-type="string">
            <text:p>조회수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9" office:value-type="string">
            <text:p>A_EVENT_STATE</text:p>
          </table:table-cell>
          <table:table-cell table:style-name="ce9" office:value-type="string">
            <text:p>이벤트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  <draw:custom-shape table:end-cell-address="Sheet1.A111" table:end-x="0.208cm" table:end-y="0.369cm" draw:z-index="21" draw:name="Text Box 3" draw:style-name="gr1" draw:text-style-name="P1" svg:width="0.148cm" svg:height="0.723cm" svg:x="0.06cm" svg:y="0.24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11" table:end-x="0.208cm" table:end-y="0.369cm" draw:z-index="22" draw:name="Text Box 4" draw:style-name="gr1" draw:text-style-name="P1" svg:width="0.148cm" svg:height="0.723cm" svg:x="0.06cm" svg:y="0.24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11" table:end-x="0.208cm" table:end-y="0.369cm" draw:z-index="23" draw:name="Text Box 5" draw:style-name="gr1" draw:text-style-name="P1" svg:width="0.148cm" svg:height="0.723cm" svg:x="0.06cm" svg:y="0.248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 office:value-type="string">
            <text:p>홍보글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7" office:value-type="string">
            <text:p>PROMOTION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홍보글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PROMOTION_NO</text:p>
          </table:table-cell>
          <table:table-cell table:style-name="ce9" office:value-type="string">
            <text:p>글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PROMOTION_TITLE</text:p>
          </table:table-cell>
          <table:table-cell table:style-name="ce9" office:value-type="string">
            <text:p>제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5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9" office:value-type="string">
            <text:p>GUIDE_NO</text:p>
          </table:table-cell>
          <table:table-cell table:style-name="ce9" office:value-type="string">
            <text:p>사업자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9" office:value-type="string">
            <text:p>PROMOTION_CONTENT</text:p>
          </table:table-cell>
          <table:table-cell table:style-name="ce9" office:value-type="string">
            <text:p>내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9" office:value-type="string">
            <text:p>PROMOTION_DATE</text:p>
          </table:table-cell>
          <table:table-cell table:style-name="ce9" office:value-type="string">
            <text:p>작성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9" office:value-type="string">
            <text:p>PROMOTION_EDATE</text:p>
          </table:table-cell>
          <table:table-cell table:style-name="ce9" office:value-type="string">
            <text:p>종료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7">
            <text:p>7</text:p>
            <draw:custom-shape table:end-cell-address="Sheet1.A121" table:end-x="0.208cm" table:end-y="0.901cm" draw:z-index="24" draw:name="Text Box 3" draw:style-name="gr1" draw:text-style-name="P1" svg:width="0.148cm" svg:height="0.722cm" svg:x="0.06cm" svg:y="0.17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1" table:end-x="0.208cm" table:end-y="0.901cm" draw:z-index="25" draw:name="Text Box 4" draw:style-name="gr1" draw:text-style-name="P1" svg:width="0.148cm" svg:height="0.722cm" svg:x="0.06cm" svg:y="0.17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1" table:end-x="0.208cm" table:end-y="0.901cm" draw:z-index="26" draw:name="Text Box 5" draw:style-name="gr1" draw:text-style-name="P1" svg:width="0.148cm" svg:height="0.722cm" svg:x="0.06cm" svg:y="0.17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office:value-type="string">
            <text:p>PROMOTION_VIEWS</text:p>
          </table:table-cell>
          <table:table-cell table:style-name="ce9" office:value-type="string">
            <text:p>조회수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9" office:value-type="string">
            <text:p>PROMOTION_STATE</text:p>
          </table:table-cell>
          <table:table-cell table:style-name="ce9" office:value-type="string">
            <text:p>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7" office:value-type="string">
            <text:p>공지사항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NOTICE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공지사항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NOTICE_NO</text:p>
          </table:table-cell>
          <table:table-cell table:style-name="ce9" office:value-type="string">
            <text:p>글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NOTICE_TITLE</text:p>
          </table:table-cell>
          <table:table-cell table:style-name="ce9" office:value-type="string">
            <text:p>제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9" office:value-type="string">
            <text:p>NOTICE_CONTENT</text:p>
          </table:table-cell>
          <table:table-cell table:style-name="ce9" office:value-type="string">
            <text:p>내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ADMIN_NO</text:p>
          </table:table-cell>
          <table:table-cell table:style-name="ce9" office:value-type="string">
            <text:p>작성자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9" office:value-type="string">
            <text:p>NOTICE_DATE</text:p>
          </table:table-cell>
          <table:table-cell table:style-name="ce9" office:value-type="string">
            <text:p>작성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  <draw:custom-shape table:end-cell-address="Sheet1.A135" table:end-x="0.208cm" table:end-y="0.574cm" draw:z-index="27" draw:name="Text Box 3" draw:style-name="gr1" draw:text-style-name="P1" svg:width="0.148cm" svg:height="0.721cm" svg:x="0.06cm" svg:y="0.42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5" table:end-x="0.208cm" table:end-y="0.574cm" draw:z-index="28" draw:name="Text Box 4" draw:style-name="gr1" draw:text-style-name="P1" svg:width="0.148cm" svg:height="0.721cm" svg:x="0.06cm" svg:y="0.42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5" table:end-x="0.208cm" table:end-y="0.574cm" draw:z-index="29" draw:name="Text Box 5" draw:style-name="gr1" draw:text-style-name="P1" svg:width="0.148cm" svg:height="0.721cm" svg:x="0.06cm" svg:y="0.42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office:value-type="string">
            <text:p>NOTICE_VIEWS</text:p>
          </table:table-cell>
          <table:table-cell table:style-name="ce9" office:value-type="string">
            <text:p>조회수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9" office:value-type="string">
            <text:p>NOTICE_STATE</text:p>
          </table:table-cell>
          <table:table-cell table:style-name="ce9" office:value-type="string">
            <text:p>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 office:value-type="string">
            <text:p>문의게시판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1">
          <table:table-cell table:style-name="ce2" office:value-type="string">
            <text:p>테이블명</text:p>
          </table:table-cell>
          <table:table-cell table:style-name="ce7" office:value-type="string">
            <text:p>HELP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문의게시판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HELP_NO</text:p>
          </table:table-cell>
          <table:table-cell table:style-name="ce9" office:value-type="string">
            <text:p>글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HELP_TITLE</text:p>
          </table:table-cell>
          <table:table-cell table:style-name="ce9" office:value-type="string">
            <text:p>제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9" office:value-type="string">
            <text:p>HELP_CONTENT</text:p>
          </table:table-cell>
          <table:table-cell table:style-name="ce9" office:value-type="string">
            <text:p>내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HELP_WRITER</text:p>
          </table:table-cell>
          <table:table-cell table:style-name="ce9" office:value-type="string">
            <text:p>작성자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9" office:value-type="string">
            <text:p>HELP_DATE</text:p>
          </table:table-cell>
          <table:table-cell table:style-name="ce9" office:value-type="string">
            <text:p>작성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HELP_VIEWS</text:p>
          </table:table-cell>
          <table:table-cell table:style-name="ce9" office:value-type="string">
            <text:p>조회수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9" office:value-type="string">
            <text:p>HELP_CATEGORY</text:p>
          </table:table-cell>
          <table:table-cell table:style-name="ce9" office:value-type="string">
            <text:p>카테고리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9" office:value-type="string">
            <text:p>HELP_PRIVATE</text:p>
          </table:table-cell>
          <table:table-cell table:style-name="ce9" office:value-type="string">
            <text:p>공개여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9" office:value-type="string">
            <text:p>HELP_STATE</text:p>
          </table:table-cell>
          <table:table-cell table:style-name="ce9" office:value-type="string">
            <text:p>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10">
            <text:p>10</text:p>
            <draw:custom-shape table:end-cell-address="Sheet1.A152" table:end-x="0.208cm" table:end-y="0.447cm" draw:z-index="30" draw:name="Text Box 3" draw:style-name="gr1" draw:text-style-name="P1" svg:width="0.148cm" svg:height="0.723cm" svg:x="0.06cm" svg:y="0.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52" table:end-x="0.208cm" table:end-y="0.447cm" draw:z-index="31" draw:name="Text Box 4" draw:style-name="gr1" draw:text-style-name="P1" svg:width="0.148cm" svg:height="0.723cm" svg:x="0.06cm" svg:y="0.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52" table:end-x="0.208cm" table:end-y="0.447cm" draw:z-index="32" draw:name="Text Box 5" draw:style-name="gr1" draw:text-style-name="P1" svg:width="0.148cm" svg:height="0.723cm" svg:x="0.06cm" svg:y="0.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office:value-type="string">
            <text:p>HELP_ANSWER</text:p>
          </table:table-cell>
          <table:table-cell table:style-name="ce9" office:value-type="string">
            <text:p>답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4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 office:value-type="string">
            <text:p>가이드문의게시판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GUIDE_HELP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가이드문의게시판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G_HELP_NO</text:p>
          </table:table-cell>
          <table:table-cell table:style-name="ce9" office:value-type="string">
            <text:p>글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G_HELP_TITLE</text:p>
          </table:table-cell>
          <table:table-cell table:style-name="ce9" office:value-type="string">
            <text:p>제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9" office:value-type="string">
            <text:p>G_HELP_CONTENT</text:p>
          </table:table-cell>
          <table:table-cell table:style-name="ce9" office:value-type="string">
            <text:p>내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G_HELP_WRITER</text:p>
          </table:table-cell>
          <table:table-cell table:style-name="ce9" office:value-type="string">
            <text:p>작성자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9" office:value-type="string">
            <text:p>G_HELP_DATE</text:p>
          </table:table-cell>
          <table:table-cell table:style-name="ce9" office:value-type="string">
            <text:p>작성날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G_HELP_VIEWS</text:p>
          </table:table-cell>
          <table:table-cell table:style-name="ce9" office:value-type="string">
            <text:p>조회수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9" office:value-type="string">
            <text:p>G_HELP_CATEGORY</text:p>
          </table:table-cell>
          <table:table-cell table:style-name="ce9" office:value-type="string">
            <text:p>카테고리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9" office:value-type="string">
            <text:p>G_HELP_PRIVATE</text:p>
          </table:table-cell>
          <table:table-cell table:style-name="ce9" office:value-type="string">
            <text:p>공개여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9" office:value-type="string">
            <text:p>G_HELP_STATE</text:p>
          </table:table-cell>
          <table:table-cell table:style-name="ce9" office:value-type="string">
            <text:p>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10">
            <text:p>10</text:p>
            <draw:custom-shape table:end-cell-address="Sheet1.A168" table:end-x="0.208cm" table:end-y="0.423cm" draw:z-index="33" draw:name="Text Box 3" draw:style-name="gr1" draw:text-style-name="P1" svg:width="0.148cm" svg:height="0.723cm" svg:x="0.06cm" svg:y="0.27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68" table:end-x="0.208cm" table:end-y="0.423cm" draw:z-index="34" draw:name="Text Box 4" draw:style-name="gr1" draw:text-style-name="P1" svg:width="0.148cm" svg:height="0.723cm" svg:x="0.06cm" svg:y="0.27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68" table:end-x="0.208cm" table:end-y="0.423cm" draw:z-index="35" draw:name="Text Box 5" draw:style-name="gr1" draw:text-style-name="P1" svg:width="0.148cm" svg:height="0.723cm" svg:x="0.06cm" svg:y="0.27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office:value-type="string">
            <text:p>G_HELP_ANSWER</text:p>
          </table:table-cell>
          <table:table-cell table:style-name="ce9" office:value-type="string">
            <text:p>답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>
            <text:p>엔티티 타입명</text:p>
          </table:table-cell>
          <table:table-cell table:style-name="ce7" office:value-type="string">
            <text:p>상품구간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TRAVEL_TRACK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상품구간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TRACK_ID</text:p>
          </table:table-cell>
          <table:table-cell table:style-name="ce9" office:value-type="string">
            <text:p>인덱스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TRACK_NUMBER</text:p>
          </table:table-cell>
          <table:table-cell table:style-name="ce9" office:value-type="string">
            <text:p>구간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9" office:value-type="string">
            <text:p>REACK_URL</text:p>
          </table:table-cell>
          <table:table-cell table:style-name="ce9" office:value-type="string">
            <text:p>이동하는영상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PROD_NO</text:p>
          </table:table-cell>
          <table:table-cell table:style-name="ce9" office:value-type="string">
            <text:p>상품관계아이디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5">
          <table:table-cell table:style-name="ce4">
            <draw:custom-shape table:end-cell-address="Sheet1.A179" table:end-x="0.208cm" table:end-y="0.542cm" draw:z-index="36" draw:name="Text Box 3" draw:style-name="gr1" draw:text-style-name="P1" svg:width="0.148cm" svg:height="0.723cm" svg:x="0.06cm" svg:y="0.31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79" table:end-x="0.208cm" table:end-y="0.542cm" draw:z-index="37" draw:name="Text Box 4" draw:style-name="gr1" draw:text-style-name="P1" svg:width="0.148cm" svg:height="0.723cm" svg:x="0.06cm" svg:y="0.31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79" table:end-x="0.208cm" table:end-y="0.542cm" draw:z-index="38" draw:name="Text Box 5" draw:style-name="gr1" draw:text-style-name="P1" svg:width="0.148cm" svg:height="0.723cm" svg:x="0.06cm" svg:y="0.31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 office:value-type="string">
            <text:p>상품구간_컨텐츠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1">
          <table:table-cell table:style-name="ce2" office:value-type="string">
            <text:p>테이블명</text:p>
          </table:table-cell>
          <table:table-cell table:style-name="ce7" office:value-type="string">
            <text:p>TRAVEL_SELECT_CONTENTS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상품구간_컨텐츠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CONTENTS_ID</text:p>
          </table:table-cell>
          <table:table-cell table:style-name="ce9" office:value-type="string">
            <text:p>인덱스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TRACK_ID</text:p>
          </table:table-cell>
          <table:table-cell table:style-name="ce9" office:value-type="string">
            <text:p>상품구간관계아이디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9" office:value-type="string">
            <text:p>CONTENTS_STRING</text:p>
          </table:table-cell>
          <table:table-cell table:style-name="ce9" office:value-type="string">
            <text:p>상품_문자열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  <draw:custom-shape table:end-cell-address="Sheet1.A189" table:end-x="0.208cm" table:end-y="0.115cm" draw:z-index="39" draw:name="Text Box 3" draw:style-name="gr1" draw:text-style-name="P1" svg:width="0.148cm" svg:height="0.723cm" svg:x="0.06cm" svg:y="0.5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89" table:end-x="0.208cm" table:end-y="0.115cm" draw:z-index="40" draw:name="Text Box 4" draw:style-name="gr1" draw:text-style-name="P1" svg:width="0.148cm" svg:height="0.723cm" svg:x="0.06cm" svg:y="0.5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89" table:end-x="0.208cm" table:end-y="0.115cm" draw:z-index="41" draw:name="Text Box 5" draw:style-name="gr1" draw:text-style-name="P1" svg:width="0.148cm" svg:height="0.723cm" svg:x="0.06cm" svg:y="0.57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office:value-type="string">
            <text:p>CONTENTS_URL</text:p>
          </table:table-cell>
          <table:table-cell table:style-name="ce9" office:value-type="string">
            <text:p>상품_URL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office:value-type="string">
            <text:p>CONTENTS_IMAGES</text:p>
          </table:table-cell>
          <table:table-cell table:style-name="ce9" office:value-type="string">
            <text:p>상품_이미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7" office:value-type="string">
            <text:p>찜목록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WISHLIST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찜목록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WISHLIST_NO</text:p>
          </table:table-cell>
          <table:table-cell table:style-name="ce9" office:value-type="string">
            <text:p>인덱스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WISHLIST_STATE</text:p>
          </table:table-cell>
          <table:table-cell table:style-name="ce9" office:value-type="string">
            <text:p>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9" office:value-type="string">
            <text:p>PROD_NO</text:p>
          </table:table-cell>
          <table:table-cell table:style-name="ce9" office:value-type="string">
            <text:p>상품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MEMBERSHIP_NO</text:p>
          </table:table-cell>
          <table:table-cell table:style-name="ce9" office:value-type="string">
            <text:p>회원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4">
          <table:table-cell table:style-name="Default">
            <draw:custom-shape table:end-cell-address="Sheet1.A201" table:end-x="0.208cm" table:end-y="0.201cm" draw:z-index="42" draw:name="Text Box 3" draw:style-name="gr1" draw:text-style-name="P1" svg:width="0.148cm" svg:height="0.722cm" svg:x="0.06cm" svg:y="0.55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01" table:end-x="0.208cm" table:end-y="0.201cm" draw:z-index="43" draw:name="Text Box 4" draw:style-name="gr1" draw:text-style-name="P1" svg:width="0.148cm" svg:height="0.722cm" svg:x="0.06cm" svg:y="0.55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01" table:end-x="0.208cm" table:end-y="0.201cm" draw:z-index="44" draw:name="Text Box 5" draw:style-name="gr1" draw:text-style-name="P1" svg:width="0.148cm" svg:height="0.722cm" svg:x="0.06cm" svg:y="0.55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7"/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 office:value-type="string">
            <text:p>결제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PAYMENT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1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결제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PAYMENT_METHOD</text:p>
          </table:table-cell>
          <table:table-cell table:style-name="ce9" office:value-type="string">
            <text:p>결제방식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9" office:value-type="string">
            <text:p>PAYMENT_PRICE</text:p>
          </table:table-cell>
          <table:table-cell table:style-name="ce9" office:value-type="string">
            <text:p>결제금액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9" office:value-type="string">
            <text:p>PAYMENT_STATE</text:p>
          </table:table-cell>
          <table:table-cell table:style-name="ce9" office:value-type="string">
            <text:p>결제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  <draw:custom-shape table:end-cell-address="Sheet1.A210" table:end-x="0.208cm" table:end-y="0.263cm" draw:z-index="45" draw:name="Text Box 3" draw:style-name="gr1" draw:text-style-name="P1" svg:width="0.148cm" svg:height="0.723cm" svg:x="0.06cm" svg:y="0.11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10" table:end-x="0.208cm" table:end-y="0.263cm" draw:z-index="46" draw:name="Text Box 4" draw:style-name="gr1" draw:text-style-name="P1" svg:width="0.148cm" svg:height="0.723cm" svg:x="0.06cm" svg:y="0.11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10" table:end-x="0.208cm" table:end-y="0.263cm" draw:z-index="47" draw:name="Text Box 5" draw:style-name="gr1" draw:text-style-name="P1" svg:width="0.148cm" svg:height="0.723cm" svg:x="0.06cm" svg:y="0.11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office:value-type="string">
            <text:p>ORDER_NO</text:p>
          </table:table-cell>
          <table:table-cell table:style-name="ce9" office:value-type="string">
            <text:p>주문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 office:value-type="string">
            <text:p>리뷰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1">
          <table:table-cell table:style-name="ce2" office:value-type="string">
            <text:p>테이블명</text:p>
          </table:table-cell>
          <table:table-cell table:style-name="ce7" office:value-type="string">
            <text:p>REVIEW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리뷰게시판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REVIEW_NO</text:p>
          </table:table-cell>
          <table:table-cell table:style-name="ce9" office:value-type="string">
            <text:p>리뷰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ORDER_NO</text:p>
          </table:table-cell>
          <table:table-cell table:style-name="ce9" office:value-type="string">
            <text:p>주문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9" office:value-type="string">
            <text:p>MEMBER_NO</text:p>
          </table:table-cell>
          <table:table-cell table:style-name="ce9" office:value-type="string">
            <text:p>작성자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REVIEW_CONTENT</text:p>
          </table:table-cell>
          <table:table-cell table:style-name="ce9" office:value-type="string">
            <text:p>리뷰내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9" office:value-type="string">
            <text:p>REVIEW_DATE</text:p>
          </table:table-cell>
          <table:table-cell table:style-name="ce9" office:value-type="string">
            <text:p>리뷰작성일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  <draw:custom-shape table:end-cell-address="Sheet1.A222" table:end-x="0.208cm" table:end-y="0.481cm" draw:z-index="48" draw:name="Text Box 3" draw:style-name="gr1" draw:text-style-name="P1" svg:width="0.148cm" svg:height="0.723cm" svg:x="0.06cm" svg:y="0.33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22" table:end-x="0.208cm" table:end-y="0.481cm" draw:z-index="49" draw:name="Text Box 4" draw:style-name="gr1" draw:text-style-name="P1" svg:width="0.148cm" svg:height="0.723cm" svg:x="0.06cm" svg:y="0.33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22" table:end-x="0.208cm" table:end-y="0.481cm" draw:z-index="50" draw:name="Text Box 5" draw:style-name="gr1" draw:text-style-name="P1" svg:width="0.148cm" svg:height="0.723cm" svg:x="0.06cm" svg:y="0.33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office:value-type="string">
            <text:p>REVIEW_STATE</text:p>
          </table:table-cell>
          <table:table-cell table:style-name="ce9" office:value-type="string">
            <text:p>상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>
            <text:p>엔티티 타입명</text:p>
          </table:table-cell>
          <table:table-cell table:style-name="ce7" office:value-type="string">
            <text:p>리뷰답글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 office:value-type="string">
            <text:p>COMENT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리뷰답글게시판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REPLY_NO</text:p>
          </table:table-cell>
          <table:table-cell table:style-name="ce9" office:value-type="string">
            <text:p>답글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REPLY_CONTENT</text:p>
          </table:table-cell>
          <table:table-cell table:style-name="ce9" office:value-type="string">
            <text:p>답글내용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9" office:value-type="string">
            <text:p>REPLY_DATE</text:p>
          </table:table-cell>
          <table:table-cell table:style-name="ce9" office:value-type="string">
            <text:p>답글작성일지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ADMIN_NO</text:p>
          </table:table-cell>
          <table:table-cell table:style-name="ce9" office:value-type="string">
            <text:p>관리자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9" office:value-type="string">
            <text:p>REVIEW_NO</text:p>
          </table:table-cell>
          <table:table-cell table:style-name="ce9" office:value-type="string">
            <text:p>리뷰번호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/>
          <table:table-cell table:style-name="ce9" office:value-type="string">
            <text:p>FK</text:p>
          </table:table-cell>
          <table:table-cell table:number-columns-repeated="1016"/>
        </table:table-row>
        <table:table-row table:style-name="ro1">
          <table:table-cell table:style-name="ce4">
            <draw:custom-shape table:end-cell-address="Sheet1.A234" table:end-x="0.208cm" table:end-y="0.555cm" draw:z-index="51" draw:name="Text Box 3" draw:style-name="gr1" draw:text-style-name="P1" svg:width="0.148cm" svg:height="0.724cm" svg:x="0.06cm" svg:y="0.43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34" table:end-x="0.208cm" table:end-y="0.555cm" draw:z-index="52" draw:name="Text Box 4" draw:style-name="gr1" draw:text-style-name="P1" svg:width="0.148cm" svg:height="0.724cm" svg:x="0.06cm" svg:y="0.43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34" table:end-x="0.208cm" table:end-y="0.555cm" draw:z-index="53" draw:name="Text Box 5" draw:style-name="gr1" draw:text-style-name="P1" svg:width="0.148cm" svg:height="0.724cm" svg:x="0.06cm" svg:y="0.43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 office:value-type="string">
            <text:p>ID정보</text:p>
          </table:table-cell>
          <table:table-cell table:style-name="ce2" office:value-type="string">
            <text:p>작성일</text:p>
          </table:table-cell>
          <table:table-cell table:style-name="ce14" office:value-type="date" office:date-value="2021-02-23">
            <text:p>2021-02-23</text:p>
          </table:table-cell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7" office:value-type="string">
            <text:p>ID_INFO</text:p>
          </table:table-cell>
          <table:table-cell table:style-name="ce2" office:value-type="string">
            <text:p>작성자</text:p>
          </table:table-cell>
          <table:table-cell table:style-name="ce7" office:value-type="string">
            <text:p>김동익</text:p>
          </table:table-cell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ID정보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아이디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VARCHAR(100)</text:p>
          </table:table-cell>
          <table:table-cell table:style-name="ce9" office:value-type="string">
            <text:p>Not Null</text:p>
          </table:table-cell>
          <table:table-cell table:style-name="ce9"/>
          <table:table-cell table:style-name="ce9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AUTHORITY</text:p>
          </table:table-cell>
          <table:table-cell table:style-name="ce9" office:value-type="string">
            <text:p>권한</text:p>
          </table:table-cell>
          <table:table-cell table:style-name="ce9" office:value-type="string">
            <text:p>N/A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NULL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4">
            <draw:custom-shape table:end-cell-address="Sheet1.A242" table:end-x="0.208cm" table:end-y="0.27cm" draw:z-index="54" draw:name="Text Box 3" draw:style-name="gr1" draw:text-style-name="P1" svg:width="0.148cm" svg:height="0.723cm" svg:x="0.06cm" svg:y="0.04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42" table:end-x="0.208cm" table:end-y="0.27cm" draw:z-index="55" draw:name="Text Box 4" draw:style-name="gr1" draw:text-style-name="P1" svg:width="0.148cm" svg:height="0.723cm" svg:x="0.06cm" svg:y="0.04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42" table:end-x="0.208cm" table:end-y="0.27cm" draw:z-index="56" draw:name="Text Box 5" draw:style-name="gr1" draw:text-style-name="P1" svg:width="0.148cm" svg:height="0.723cm" svg:x="0.06cm" svg:y="0.04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" table:number-columns-repeated="7"/>
          <table:table-cell table:number-columns-repeated="1016"/>
        </table:table-row>
        <table:table-row table:style-name="ro6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7"/>
          <table:table-cell table:style-name="ce2" office:value-type="string">
            <text:p>작성일</text:p>
          </table:table-cell>
          <table:table-cell table:style-name="ce14"/>
          <table:table-cell table:style-name="ce17" table:number-columns-spanned="4" table:number-rows-spanned="2"/>
          <table:covered-table-cell table:number-columns-repeated="2" table:style-name="ce21"/>
          <table:covered-table-cell table:style-name="ce26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7"/>
          <table:table-cell table:style-name="ce2" office:value-type="string">
            <text:p>작성자</text:p>
          </table:table-cell>
          <table:table-cell table:style-name="ce7"/>
          <table:covered-table-cell table:style-name="ce18"/>
          <table:covered-table-cell table:number-columns-repeated="2" table:style-name="ce2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8" office:value-type="string" table:number-columns-spanned="7" table:number-rows-spanned="1">
            <text:p>신고테이블</text:p>
          </table:table-cell>
          <table:covered-table-cell table:number-columns-repeated="5" table:style-name="ce13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 table:number-rows-repeated="2">
          <table:table-cell table:style-name="ce3"/>
          <table:table-cell table:style-name="ce9" table:number-columns-repeated="7"/>
          <table:table-cell table:number-columns-repeated="1016"/>
        </table:table-row>
        <table:table-row table:style-name="ro5" table:number-rows-repeated="10483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number:number-style style:name="N8183P0" style:volatile="true" number:language="ko" number:country="KR">
      <number:text>₩</number:text>
      <number:number number:decimal-places="0" number:min-integer-digits="1" number:grouping="true"/>
    </number:number-style>
    <number:number-style style:name="N8183" number:language="ko" number:country="KR">
      <number:text>-₩</number:text>
      <number:number number:decimal-places="0" number:min-integer-digits="1" number:grouping="true"/>
      <style:map style:condition="value()&gt;=0" style:apply-style-name="N8183P0"/>
    </number:number-style>
    <number:number-style style:name="N8184P0" style:volatile="true" number:language="ko" number:country="KR">
      <number:text>₩</number:text>
      <number:number number:decimal-places="0" number:min-integer-digits="1" number:grouping="true"/>
    </number:number-style>
    <number:number-style style:name="N8184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84P0"/>
    </number:number-style>
    <number:number-style style:name="N8185P0" style:volatile="true" number:language="ko" number:country="KR">
      <number:text>₩</number:text>
      <number:number number:decimal-places="2" number:min-integer-digits="1" number:grouping="true"/>
    </number:number-style>
    <number:number-style style:name="N8185" number:language="ko" number:country="KR">
      <number:text>-₩</number:text>
      <number:number number:decimal-places="2" number:min-integer-digits="1" number:grouping="true"/>
      <style:map style:condition="value()&gt;=0" style:apply-style-name="N8185P0"/>
    </number:number-style>
    <number:number-style style:name="N8186P0" style:volatile="true" number:language="ko" number:country="KR">
      <number:text>₩</number:text>
      <number:number number:decimal-places="2" number:min-integer-digits="1" number:grouping="true"/>
    </number:number-style>
    <number:number-style style:name="N8186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86P0"/>
    </number:number-style>
    <number:number-style style:name="N8187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87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87P0"/>
    </number:number-style>
    <number:number-style style:name="N8188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88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88P0"/>
    </number:number-style>
    <number:number-style style:name="N8189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89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89P0"/>
    </number:number-style>
    <number:number-style style:name="N8190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90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90P0"/>
    </number:number-style>
    <number:date-style style:name="N8191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92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number-style style:name="N8193P0" style:volatile="true" number:language="ko" number:country="KR">
      <number:number number:decimal-places="0" number:min-integer-digits="1" number:grouping="true"/>
      <number:text> </number:text>
    </number:number-style>
    <number:number-style style:name="N8193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93P2" style:volatile="true" number:language="ko" number:country="KR">
      <number:text> - </number:text>
    </number:number-style>
    <number:text-style style:name="N8193" number:language="ko" number:country="KR">
      <number:text-content/>
      <number:text> </number:text>
      <style:map style:condition="value()&gt;0" style:apply-style-name="N8193P0"/>
      <style:map style:condition="value()&lt;0" style:apply-style-name="N8193P1"/>
      <style:map style:condition="value()=0" style:apply-style-name="N8193P2"/>
    </number:text-style>
    <number:number-style style:name="N8194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94P2" style:volatile="true" number:language="ko" number:country="KR">
      <number:text> ₩-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number-style style:name="N8195P0" style:volatile="true" number:language="ko" number:country="KR">
      <number:number number:decimal-places="2" number:min-integer-digits="1" number:grouping="true"/>
      <number:text> </number:text>
    </number:number-style>
    <number:number-style style:name="N8195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5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5" number:language="ko" number:country="KR">
      <number:text-content/>
      <number:text> </number:text>
      <style:map style:condition="value()&gt;0" style:apply-style-name="N8195P0"/>
      <style:map style:condition="value()&lt;0" style:apply-style-name="N8195P1"/>
      <style:map style:condition="value()=0" style:apply-style-name="N8195P2"/>
    </number:text-style>
    <number:number-style style:name="N8196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6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6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6" number:language="ko" number:country="KR">
      <number:text-content/>
      <number:text> </number:text>
      <style:map style:condition="value()&gt;0" style:apply-style-name="N8196P0"/>
      <style:map style:condition="value()&lt;0" style:apply-style-name="N8196P1"/>
      <style:map style:condition="value()=0" style:apply-style-name="N8196P2"/>
    </number:text-style>
    <number:number-style style:name="N8197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7" style:display-name="표준 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2021-02-23</text:date>, <text:time>17:21:0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3T17:21:06.80</dc:date>
    <dc:creator>korea korea</dc:creator>
    <meta:document-statistic meta:table-count="3" meta:cell-count="1152" meta:object-count="63"/>
    <meta:generator>OpenOffice/4.1.7$Win32 OpenOffice.org_project/417m1$Build-9800</meta:generator>
  </office:meta>
</office:document-meta>
</file>